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2.79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4" style:family="graphic" style:parent-style-name="objectwithoutfill">
      <style:graphic-properties svg:stroke-color="#000000" draw:fill="none" draw:fill-color="#ffffff" draw:textarea-vertical-align="middle"/>
    </style:style>
    <style:style style:name="gr5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6.481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2.127cm" svg:height="0.962cm" svg:x="1.002cm" svg:y="1cm">
          <draw:text-box>
            <text:p>Functional Block Diagram for Timer Block</text:p>
          </draw:text-box>
        </draw:frame>
        <draw:frame draw:style-name="gr2" draw:text-style-name="P1" draw:layer="layout" svg:width="3.207cm" svg:height="3.048cm" svg:x="17.387cm" svg:y="1cm">
          <draw:text-box>
            <text:p text:style-name="P1"><text:span text:style-name="T1">Joe Mynhier</text:span></text:p>
            <text:p text:style-name="P1"><text:span text:style-name="T1">ECE 337</text:span></text:p>
            <text:p text:style-name="P1"><text:span text:style-name="T1">Section 4</text:span></text:p>
            <text:p text:style-name="P1"><text:span text:style-name="T1">Lab 6</text:span></text:p>
          </draw:text-box>
        </draw:frame>
        <draw:g>
          <draw:custom-shape draw:style-name="gr3" draw:text-style-name="P2" draw:layer="layout" svg:width="3.81cm" svg:height="3.81cm" svg:x="3.667cm" svg:y="3.54cm">
            <text:p text:style-name="P2">Count1</text:p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3.667cm" svg:y1="6.715cm" svg:x2="3.794cm" svg:y2="6.842cm">
            <text:p/>
          </draw:line>
          <draw:line draw:style-name="gr4" draw:text-style-name="P2" draw:layer="layout" svg:x1="3.667cm" svg:y1="6.969cm" svg:x2="3.794cm" svg:y2="6.842cm">
            <text:p/>
          </draw:line>
          <draw:line draw:style-name="gr4" draw:text-style-name="P2" draw:layer="layout" svg:x1="2.905cm" svg:y1="6.842cm" svg:x2="3.667cm" svg:y2="6.842cm">
            <text:p/>
          </draw:line>
          <draw:line draw:style-name="gr5" draw:text-style-name="P2" draw:layer="layout" svg:x1="3.54cm" svg:y1="7.096cm" svg:x2="3.54cm" svg:y2="6.461cm">
            <text:p/>
          </draw:line>
          <draw:frame draw:style-name="gr6" draw:text-style-name="P1" draw:layer="layout" svg:width="1.12cm" svg:height="0.762cm" svg:x="2.327cm" svg:y="6.08cm">
            <draw:text-box>
              <text:p><text:span text:style-name="T1">clk</text:span></text:p>
            </draw:text-box>
          </draw:frame>
          <draw:custom-shape draw:style-name="gr7" draw:text-style-name="P2" draw:layer="layout" svg:width="0.254cm" svg:height="0.254cm" svg:x="3.921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4.048cm" svg:y1="7.604cm" svg:x2="4.048cm" svg:y2="7.858cm">
            <text:p/>
          </draw:line>
          <draw:frame draw:style-name="gr8" draw:text-style-name="P1" draw:layer="layout" svg:width="1.446cm" svg:height="0.762cm" svg:x="3.944cm" svg:y="7.35cm">
            <draw:text-box>
              <text:p><text:span text:style-name="T1">n_rst</text:span></text:p>
            </draw:text-box>
          </draw:frame>
        </draw:g>
        <draw:custom-shape draw:style-name="gr9" draw:text-style-name="P2" draw:layer="layout" svg:width="2.54cm" svg:height="2.667cm" svg:x="9.255cm" svg:y="3.54cm">
          <text:p text:style-name="P2">Shift</text:p>
          <text:p text:style-name="P2">Enable</text:p>
          <text:p text:style-name="P2">Logi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2" draw:layer="layout" svg:x1="2.397cm" svg:y1="3.921cm" svg:x2="3.668cm" svg:y2="3.921cm">
          <text:p/>
        </draw:line>
        <draw:g>
          <draw:line draw:style-name="gr4" draw:text-style-name="P2" draw:layer="layout" svg:x1="2.524cm" svg:y1="4.175cm" svg:x2="2.269cm" svg:y2="3.667cm">
            <text:p/>
          </draw:line>
          <draw:frame draw:style-name="gr11" draw:text-style-name="P3" draw:layer="layout" svg:width="1.361cm" svg:height="0.645cm" draw:transform="rotate (1.57254165604689) translate (2.27cm 4.063cm)">
            <draw:text-box>
              <text:p><text:span text:style-name="T2">3:0</text:span></text:p>
            </draw:text-box>
          </draw:frame>
          <draw:line draw:style-name="gr4" draw:text-style-name="P2" draw:layer="layout" svg:x1="2.524cm" svg:y1="4.175cm" svg:x2="2.269cm" svg:y2="3.667cm">
            <text:p/>
          </draw:line>
          <draw:line draw:style-name="gr4" draw:text-style-name="P2" draw:layer="layout" svg:x1="2.143cm" svg:y1="3.922cm" svg:x2="3.032cm" svg:y2="3.92cm">
            <text:p/>
          </draw:line>
        </draw:g>
        <draw:frame draw:style-name="gr1" draw:text-style-name="P1" draw:layer="layout" svg:width="0.739cm" svg:height="0.725cm" svg:x="1.277cm" svg:y="3.54cm">
          <draw:text-box>
            <text:p><text:span text:style-name="T1">7</text:span></text:p>
          </draw:text-box>
        </draw:frame>
        <draw:line draw:style-name="gr10" draw:text-style-name="P2" draw:layer="layout" svg:x1="2.397cm" svg:y1="4.81cm" svg:x2="3.668cm" svg:y2="4.81cm">
          <text:p/>
        </draw:line>
        <draw:frame draw:style-name="gr1" draw:text-style-name="P1" draw:layer="layout" svg:width="1.632cm" svg:height="0.725cm" svg:x="0.892cm" svg:y="4.302cm">
          <draw:text-box>
            <text:p><text:span text:style-name="T1">rcving</text:span></text:p>
          </draw:text-box>
        </draw:frame>
        <draw:line draw:style-name="gr10" draw:text-style-name="P2" draw:layer="layout" svg:x1="2.397cm" svg:y1="6.154cm" svg:x2="3.668cm" svg:y2="6.154cm">
          <text:p/>
        </draw:line>
        <draw:frame draw:style-name="gr1" draw:text-style-name="P1" draw:layer="layout" svg:width="1.924cm" svg:height="0.725cm" svg:x="0.892cm" svg:y="5.482cm">
          <draw:text-box>
            <text:p><text:span text:style-name="T1">d_edge</text:span></text:p>
          </draw:text-box>
        </draw:frame>
        <draw:frame draw:style-name="gr1" draw:text-style-name="P3" draw:layer="layout" svg:width="2.297cm" svg:height="0.645cm" svg:x="3.56cm" svg:y="3.566cm">
          <draw:text-box>
            <text:p><text:span text:style-name="T2">rollover_val</text:span></text:p>
          </draw:text-box>
        </draw:frame>
        <draw:frame draw:style-name="gr1" draw:text-style-name="P3" draw:layer="layout" svg:width="2.606cm" svg:height="0.645cm" svg:x="3.529cm" svg:y="4.429cm">
          <draw:text-box>
            <text:p><text:span text:style-name="T2">count_enable</text:span></text:p>
          </draw:text-box>
        </draw:frame>
        <draw:frame draw:style-name="gr1" draw:text-style-name="P3" draw:layer="layout" svg:width="1.264cm" svg:height="0.645cm" svg:x="3.541cm" svg:y="5.816cm">
          <draw:text-box>
            <text:p><text:span text:style-name="T2">clear</text:span></text:p>
          </draw:text-box>
        </draw:frame>
        <draw:frame draw:style-name="gr1" draw:text-style-name="P3" draw:layer="layout" svg:width="2.043cm" svg:height="0.645cm" svg:x="5.572cm" svg:y="4.038cm">
          <draw:text-box>
            <text:p><text:span text:style-name="T2">count_out</text:span></text:p>
          </draw:text-box>
        </draw:frame>
        <draw:line draw:style-name="gr10" draw:text-style-name="P2" draw:layer="layout" svg:x1="7.478cm" svg:y1="4.429cm" svg:x2="9.255cm" svg:y2="4.429cm">
          <text:p/>
        </draw:line>
        <draw:frame draw:style-name="gr1" draw:text-style-name="P1" draw:layer="layout" svg:width="2.373cm" svg:height="0.725cm" svg:x="7.496cm" svg:y="2.815cm">
          <draw:text-box>
            <text:p><text:span text:style-name="T1">count_out</text:span></text:p>
          </draw:text-box>
        </draw:frame>
        <draw:g>
          <draw:line draw:style-name="gr4" draw:text-style-name="P2" draw:layer="layout" svg:x1="7.996cm" svg:y1="4.683cm" svg:x2="7.741cm" svg:y2="4.175cm">
            <text:p/>
          </draw:line>
          <draw:frame draw:style-name="gr11" draw:text-style-name="P3" draw:layer="layout" svg:width="1.361cm" svg:height="0.645cm" draw:transform="rotate (1.57254165604689) translate (7.742cm 4.571cm)">
            <draw:text-box>
              <text:p><text:span text:style-name="T2">3:0</text:span></text:p>
            </draw:text-box>
          </draw:frame>
          <draw:line draw:style-name="gr4" draw:text-style-name="P2" draw:layer="layout" svg:x1="7.996cm" svg:y1="4.683cm" svg:x2="7.741cm" svg:y2="4.175cm">
            <text:p/>
          </draw:line>
          <draw:line draw:style-name="gr4" draw:text-style-name="P2" draw:layer="layout" svg:x1="7.615cm" svg:y1="4.43cm" svg:x2="8.504cm" svg:y2="4.428cm">
            <text:p/>
          </draw:line>
        </draw:g>
        <draw:frame draw:style-name="gr1" draw:text-style-name="P3" draw:layer="layout" svg:width="1.907cm" svg:height="0.645cm" draw:transform="rotate (-0.00715584993317744) translate (5.396cm 6.691cm)">
          <draw:text-box>
            <text:p><text:span text:style-name="T2">clear_val</text:span></text:p>
          </draw:text-box>
        </draw:frame>
        <draw:line draw:style-name="gr10" draw:text-style-name="P2" draw:layer="layout" svg:x1="6.334cm" svg:y1="8.366cm" svg:x2="6.334cm" svg:y2="7.35cm">
          <text:p/>
        </draw:line>
        <draw:frame draw:style-name="gr12" draw:text-style-name="P1" draw:layer="layout" svg:width="0.739cm" svg:height="0.852cm" svg:x="5.976cm" svg:y="8.53cm">
          <draw:text-box>
            <text:p><text:span text:style-name="T1">2</text:span></text:p>
          </draw:text-box>
        </draw:frame>
        <draw:line draw:style-name="gr10" draw:text-style-name="P2" draw:layer="layout" svg:x1="2.397cm" svg:y1="4.81cm" svg:x2="3.668cm" svg:y2="4.81cm">
          <text:p/>
        </draw:line>
        <draw:line draw:style-name="gr10" draw:text-style-name="P2" draw:layer="layout" svg:x1="2.397cm" svg:y1="6.154cm" svg:x2="3.668cm" svg:y2="6.154cm">
          <text:p/>
        </draw:line>
        <draw:line draw:style-name="gr10" draw:text-style-name="P2" draw:layer="layout" svg:x1="7.478cm" svg:y1="4.429cm" svg:x2="9.255cm" svg:y2="4.429cm">
          <text:p/>
        </draw:line>
        <draw:g>
          <draw:line draw:style-name="gr4" draw:text-style-name="P2" draw:layer="layout" svg:x1="13.446cm" svg:y1="6.461cm" svg:x2="13.191cm" svg:y2="5.953cm">
            <text:p/>
          </draw:line>
          <draw:frame draw:style-name="gr11" draw:text-style-name="P3" draw:layer="layout" svg:width="1.361cm" svg:height="0.645cm" draw:transform="rotate (1.57254165604689) translate (13.192cm 6.349cm)">
            <draw:text-box>
              <text:p><text:span text:style-name="T2">3:0</text:span></text:p>
            </draw:text-box>
          </draw:frame>
          <draw:line draw:style-name="gr4" draw:text-style-name="P2" draw:layer="layout" svg:x1="13.446cm" svg:y1="6.461cm" svg:x2="13.191cm" svg:y2="5.953cm">
            <text:p/>
          </draw:line>
          <draw:line draw:style-name="gr4" draw:text-style-name="P2" draw:layer="layout" svg:x1="13.065cm" svg:y1="6.208cm" svg:x2="13.954cm" svg:y2="6.206cm">
            <text:p/>
          </draw:line>
        </draw:g>
        <draw:g>
          <draw:custom-shape draw:style-name="gr3" draw:text-style-name="P2" draw:layer="layout" svg:width="3.81cm" svg:height="3.81cm" svg:x="14.532cm" svg:y="5.826cm">
            <text:p text:style-name="P2">Count2</text:p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4.532cm" svg:y1="9.001cm" svg:x2="14.659cm" svg:y2="9.128cm">
            <text:p/>
          </draw:line>
          <draw:line draw:style-name="gr4" draw:text-style-name="P2" draw:layer="layout" svg:x1="14.532cm" svg:y1="9.255cm" svg:x2="14.659cm" svg:y2="9.128cm">
            <text:p/>
          </draw:line>
          <draw:line draw:style-name="gr4" draw:text-style-name="P2" draw:layer="layout" svg:x1="13.77cm" svg:y1="9.128cm" svg:x2="14.532cm" svg:y2="9.128cm">
            <text:p/>
          </draw:line>
          <draw:line draw:style-name="gr5" draw:text-style-name="P2" draw:layer="layout" svg:x1="14.405cm" svg:y1="9.382cm" svg:x2="14.405cm" svg:y2="8.747cm">
            <text:p/>
          </draw:line>
          <draw:frame draw:style-name="gr6" draw:text-style-name="P1" draw:layer="layout" svg:width="1.12cm" svg:height="0.762cm" svg:x="13.192cm" svg:y="8.366cm">
            <draw:text-box>
              <text:p><text:span text:style-name="T1">clk</text:span></text:p>
            </draw:text-box>
          </draw:frame>
          <draw:custom-shape draw:style-name="gr7" draw:text-style-name="P2" draw:layer="layout" svg:width="0.254cm" svg:height="0.254cm" svg:x="14.786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4.913cm" svg:y1="9.89cm" svg:x2="14.913cm" svg:y2="10.144cm">
            <text:p/>
          </draw:line>
          <draw:frame draw:style-name="gr8" draw:text-style-name="P1" draw:layer="layout" svg:width="1.446cm" svg:height="0.762cm" svg:x="14.809cm" svg:y="9.636cm">
            <draw:text-box>
              <text:p><text:span text:style-name="T1">n_rst</text:span></text:p>
            </draw:text-box>
          </draw:frame>
        </draw:g>
        <draw:line draw:style-name="gr10" draw:text-style-name="P2" draw:layer="layout" svg:x1="13.262cm" svg:y1="6.207cm" svg:x2="14.533cm" svg:y2="6.207cm">
          <text:p/>
        </draw:line>
        <draw:line draw:style-name="gr10" draw:text-style-name="P2" draw:layer="layout" svg:x1="13.262cm" svg:y1="7.096cm" svg:x2="14.533cm" svg:y2="7.096cm">
          <text:p/>
        </draw:line>
        <draw:frame draw:style-name="gr1" draw:text-style-name="P3" draw:layer="layout" svg:width="2.297cm" svg:height="0.645cm" svg:x="14.425cm" svg:y="5.852cm">
          <draw:text-box>
            <text:p><text:span text:style-name="T2">rollover_val</text:span></text:p>
          </draw:text-box>
        </draw:frame>
        <draw:frame draw:style-name="gr1" draw:text-style-name="P3" draw:layer="layout" svg:width="2.606cm" svg:height="0.645cm" svg:x="14.394cm" svg:y="6.715cm">
          <draw:text-box>
            <text:p><text:span text:style-name="T2">count_enable</text:span></text:p>
          </draw:text-box>
        </draw:frame>
        <draw:frame draw:style-name="gr1" draw:text-style-name="P3" draw:layer="layout" svg:width="2.411cm" svg:height="0.645cm" svg:x="16.113cm" svg:y="6.324cm">
          <draw:text-box>
            <text:p><text:span text:style-name="T2">rollover_flag</text:span></text:p>
          </draw:text-box>
        </draw:frame>
        <draw:frame draw:style-name="gr1" draw:text-style-name="P3" draw:layer="layout" svg:width="1.907cm" svg:height="0.645cm" draw:transform="rotate (-0.00715584993317744) translate (16.261cm 8.977cm)">
          <draw:text-box>
            <text:p><text:span text:style-name="T2">clear_val</text:span></text:p>
          </draw:text-box>
        </draw:frame>
        <draw:line draw:style-name="gr10" draw:text-style-name="P2" draw:layer="layout" svg:x1="17.199cm" svg:y1="10.652cm" svg:x2="17.199cm" svg:y2="9.636cm">
          <text:p/>
        </draw:line>
        <draw:line draw:style-name="gr10" draw:text-style-name="P2" draw:layer="layout" svg:x1="13.262cm" svg:y1="6.207cm" svg:x2="14.533cm" svg:y2="6.207cm">
          <text:p/>
        </draw:line>
        <draw:line draw:style-name="gr10" draw:text-style-name="P2" draw:layer="layout" svg:x1="12.049cm" svg:y1="7.096cm" svg:x2="14.533cm" svg:y2="7.096cm">
          <text:p/>
        </draw:line>
        <draw:line draw:style-name="gr10" draw:text-style-name="P2" draw:layer="layout" svg:x1="11.795cm" svg:y1="4.683cm" svg:x2="16.367cm" svg:y2="4.683cm">
          <text:p/>
        </draw:line>
        <draw:frame draw:style-name="gr1" draw:text-style-name="P1" draw:layer="layout" svg:width="0.739cm" svg:height="0.725cm" svg:x="12.303cm" svg:y="5.863cm">
          <draw:text-box>
            <text:p><text:span text:style-name="T1">7</text:span></text:p>
          </draw:text-box>
        </draw:frame>
        <draw:line draw:style-name="gr13" draw:text-style-name="P2" draw:layer="layout" svg:x1="12.049cm" svg:y1="4.683cm" svg:x2="12.049cm" svg:y2="7.096cm">
          <text:p/>
        </draw:line>
        <draw:g>
          <draw:line draw:style-name="gr4" draw:text-style-name="P2" draw:layer="layout" svg:x1="6.08cm" svg:y1="8.112cm" svg:x2="6.588cm" svg:y2="7.858cm">
            <text:p/>
          </draw:line>
          <draw:frame draw:style-name="gr11" draw:text-style-name="P3" draw:layer="layout" svg:width="1.361cm" svg:height="0.645cm" svg:x="6.192cm" svg:y="7.858cm">
            <draw:text-box>
              <text:p><text:span text:style-name="T2">3:0</text:span></text:p>
            </draw:text-box>
          </draw:frame>
          <draw:line draw:style-name="gr4" draw:text-style-name="P2" draw:layer="layout" svg:x1="6.08cm" svg:y1="8.112cm" svg:x2="6.588cm" svg:y2="7.858cm">
            <text:p/>
          </draw:line>
          <draw:line draw:style-name="gr4" draw:text-style-name="P2" draw:layer="layout" svg:x1="6.334cm" svg:y1="7.731cm" svg:x2="6.334cm" svg:y2="8.62cm">
            <text:p/>
          </draw:line>
        </draw:g>
        <draw:g>
          <draw:line draw:style-name="gr4" draw:text-style-name="P2" draw:layer="layout" svg:x1="16.926cm" svg:y1="10.398cm" svg:x2="17.434cm" svg:y2="10.144cm">
            <text:p/>
          </draw:line>
          <draw:frame draw:style-name="gr11" draw:text-style-name="P3" draw:layer="layout" svg:width="1.361cm" svg:height="0.645cm" svg:x="17.038cm" svg:y="10.144cm">
            <draw:text-box>
              <text:p><text:span text:style-name="T2">3:0</text:span></text:p>
            </draw:text-box>
          </draw:frame>
          <draw:line draw:style-name="gr4" draw:text-style-name="P2" draw:layer="layout" svg:x1="16.926cm" svg:y1="10.398cm" svg:x2="17.434cm" svg:y2="10.144cm">
            <text:p/>
          </draw:line>
          <draw:line draw:style-name="gr4" draw:text-style-name="P2" draw:layer="layout" svg:x1="17.18cm" svg:y1="10.017cm" svg:x2="17.18cm" svg:y2="10.906cm">
            <text:p/>
          </draw:line>
        </draw:g>
        <draw:frame draw:style-name="gr12" draw:text-style-name="P1" draw:layer="layout" svg:width="0.739cm" svg:height="0.852cm" svg:x="16.898cm" svg:y="11.033cm">
          <draw:text-box>
            <text:p><text:span text:style-name="T1">0</text:span></text:p>
          </draw:text-box>
        </draw:frame>
        <draw:line draw:style-name="gr10" draw:text-style-name="P2" draw:layer="layout" svg:x1="18.342cm" svg:y1="6.715cm" svg:x2="20.304cm" svg:y2="6.715cm">
          <text:p/>
        </draw:line>
        <draw:frame draw:style-name="gr1" draw:text-style-name="P1" draw:layer="layout" svg:width="2.796cm" svg:height="0.725cm" svg:x="12.684cm" svg:y="3.885cm">
          <draw:text-box>
            <text:p><text:span text:style-name="T1">shift_enable</text:span></text:p>
          </draw:text-box>
        </draw:frame>
        <draw:frame draw:style-name="gr1" draw:text-style-name="P1" draw:layer="layout" svg:width="3.148cm" svg:height="0.725cm" svg:x="17.637cm" svg:y="5.228cm">
          <draw:text-box>
            <text:p><text:span text:style-name="T1">byte_received</text:span></text:p>
          </draw:text-box>
        </draw:frame>
        <draw:frame draw:style-name="gr14" draw:text-style-name="P1" draw:layer="layout" svg:width="19.59cm" svg:height="6.731cm" svg:x="1cm" svg:y="12.43cm">
          <draw:text-box>
            <text:p text:style-name="P1"><text:span text:style-name="T1">Flex Counter:</text:span></text:p>
            <text:p text:style-name="P1"><text:span text:style-name="T1"><text:tab/></text:span><text:span text:style-name="T1">The flex counter is modified to accept a new input, clear_val. When clear is asserted, count out = clear_val. This enables one counter to handle the cycle where no clear is invoked, and a delay of 8 cycles is needed as well as the situation where d_edge is triggered, resynchronizing the count to the data clock, which requires an initial delay of 6 cycles (see timing diagram).</text:span></text:p>
            <text:p text:style-name="P1"><text:span text:style-name="T1"/></text:p>
            <text:p text:style-name="P1"><text:span text:style-name="T1">Shift Enable Logic:</text:span></text:p>
            <text:p text:style-name="P1"><text:span text:style-name="T1"><text:tab/></text:span><text:span text:style-name="T1">If cnt_out == 4, shift_enable = 1, else shift_enable = 0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10-04T21:04:08.117162160</meta:creation-date>
    <dc:date>2016-10-04T21:29:39.765167708</dc:date>
    <dc:creator>Mentor Graphics</dc:creator>
    <meta:editing-duration>PT25M24S</meta:editing-duration>
    <meta:editing-cycles>15</meta:editing-cycles>
    <meta:generator>LibreOffice/4.3.7.2$Linux_X86_64 LibreOffice_project/430$Build-2</meta:generator>
    <meta:document-statistic meta:object-count="83"/>
  </office:meta>
</office:document-meta>
</file>